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6-01-09T08:22:38</meta:creation-date>
    <meta:document-statistic meta:object-count="0"/>
    <meta:generator>OpenOffice/4.1.16$Unix OpenOffice.org_project/4116m3$Build-9816</meta:generator>
  </office:meta>
</office:document-meta>
</file>